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  <style:style style:name="ce4" style:family="table-cell" style:parent-style-name="Default" style:data-style-name="N2">
      <style:table-cell-properties fo:padding-bottom="0.0193in" fo:padding-left="0.0138in" fo:padding-right="0.0138in" fo:padding-top="0.0193in"/>
      <style:map style:condition="cell-content()&gt;1" style:apply-style-name="Untitled1" style:base-cell-address="'g=4'.M6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g=4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string">
            <text:p>Test size</text:p>
          </table:table-cell>
          <table:table-cell table:style-name="ce2" office:value-type="string">
            <text:p>2^11</text:p>
          </table:table-cell>
          <table:table-cell table:style-name="ce2" office:value-type="string">
            <text:p>2^15</text:p>
          </table:table-cell>
          <table:table-cell table:style-name="ce2" office:value-type="string">
            <text:p>2^19</text:p>
          </table:table-cell>
          <table:table-cell table:style-name="ce2" office:value-type="string">
            <text:p>2^23</text:p>
          </table:table-cell>
          <table:table-cell table:style-name="ce2" office:value-type="string">
            <text:p>2^27</text:p>
          </table:table-cell>
          <table:table-cell table:style-name="ce1"/>
          <table:table-cell table:style-name="ce1" office:value-type="string">
            <text:p>Test size</text:p>
          </table:table-cell>
          <table:table-cell table:style-name="ce2" office:value-type="string">
            <text:p>2^11</text:p>
          </table:table-cell>
          <table:table-cell table:style-name="ce2" office:value-type="string">
            <text:p>2^15</text:p>
          </table:table-cell>
          <table:table-cell table:style-name="ce2" office:value-type="string">
            <text:p>2^19</text:p>
          </table:table-cell>
          <table:table-cell table:style-name="ce2" office:value-type="string">
            <text:p>2^23</text:p>
          </table:table-cell>
          <table:table-cell table:style-name="ce2" office:value-type="string">
            <text:p>2^27</text:p>
          </table:table-cell>
        </table:table-row>
        <table:table-row table:style-name="ro1">
          <table:table-cell table:style-name="ce1"/>
          <table:table-cell table:style-name="ce2" office:value-type="float" office:value="2048">
            <text:p>2048</text:p>
          </table:table-cell>
          <table:table-cell table:style-name="ce2" office:value-type="float" office:value="32768">
            <text:p>32768</text:p>
          </table:table-cell>
          <table:table-cell table:style-name="ce2" office:value-type="float" office:value="524288">
            <text:p>524288</text:p>
          </table:table-cell>
          <table:table-cell table:style-name="ce2" office:value-type="float" office:value="8388608">
            <text:p>8388608</text:p>
          </table:table-cell>
          <table:table-cell table:style-name="ce2" office:value-type="float" office:value="134217728">
            <text:p>134217728</text:p>
          </table:table-cell>
          <table:table-cell table:style-name="ce1" table:number-columns-repeated="2"/>
          <table:table-cell table:style-name="ce2" office:value-type="float" office:value="2048">
            <text:p>2048</text:p>
          </table:table-cell>
          <table:table-cell table:style-name="ce2" office:value-type="float" office:value="32768">
            <text:p>32768</text:p>
          </table:table-cell>
          <table:table-cell table:style-name="ce2" office:value-type="float" office:value="524288">
            <text:p>524288</text:p>
          </table:table-cell>
          <table:table-cell table:style-name="ce2" office:value-type="float" office:value="8388608">
            <text:p>8388608</text:p>
          </table:table-cell>
          <table:table-cell table:style-name="ce2" office:value-type="float" office:value="134217728">
            <text:p>134217728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float" office:value="89">
            <text:p>89</text:p>
          </table:table-cell>
          <table:table-cell office:value-type="float" office:value="2003">
            <text:p>2003</text:p>
          </table:table-cell>
          <table:table-cell office:value-type="float" office:value="18709">
            <text:p>18709</text:p>
          </table:table-cell>
          <table:table-cell office:value-type="float" office:value="341051">
            <text:p>341051</text:p>
          </table:table-cell>
          <table:table-cell table:style-name="ce3" office:value-type="float" office:value="5505220">
            <text:p>5.51E+006</text:p>
          </table:table-cell>
          <table:table-cell/>
          <table:table-cell office:value-type="string">
            <text:p>seq</text:p>
          </table:table-cell>
          <table:table-cell table:formula="of:=[.B3]/[.B3]" office:value-type="float" office:value="1">
            <text:p>1</text:p>
          </table:table-cell>
          <table:table-cell table:formula="of:=[.C3]/[.C3]" office:value-type="float" office:value="1">
            <text:p>1</text:p>
          </table:table-cell>
          <table:table-cell table:formula="of:=[.D3]/[.D3]" office:value-type="float" office:value="1">
            <text:p>1</text:p>
          </table:table-cell>
          <table:table-cell table:formula="of:=[.E3]/[.E3]" office:value-type="float" office:value="1">
            <text:p>1</text:p>
          </table:table-cell>
          <table:table-cell table:formula="of:=[.F3]/[.F3]" office:value-type="float" office:value="1">
            <text:p>1</text:p>
          </table:table-cell>
        </table:table-row>
        <table:table-row table:style-name="ro2">
          <table:table-cell office:value-type="string">
            <text:p>omp_4</text:p>
          </table:table-cell>
          <table:table-cell office:value-type="float" office:value="1052">
            <text:p>1052</text:p>
          </table:table-cell>
          <table:table-cell office:value-type="float" office:value="7250">
            <text:p>7250</text:p>
          </table:table-cell>
          <table:table-cell office:value-type="float" office:value="75276">
            <text:p>75276</text:p>
          </table:table-cell>
          <table:table-cell table:style-name="ce3" office:value-type="float" office:value="1205600">
            <text:p>1.21E+006</text:p>
          </table:table-cell>
          <table:table-cell table:style-name="ce3" office:value-type="float" office:value="17049700">
            <text:p>1.70E+007</text:p>
          </table:table-cell>
          <table:table-cell/>
          <table:table-cell office:value-type="string">
            <text:p>omp_4</text:p>
          </table:table-cell>
          <table:table-cell table:style-name="ce4" table:formula="of:=[.B$3]/[.B4]" office:value-type="float" office:value="0.0846007604562738">
            <text:p>0.08</text:p>
          </table:table-cell>
          <table:table-cell table:style-name="ce4" table:formula="of:=[.C$3]/[.C4]" office:value-type="float" office:value="0.276275862068965">
            <text:p>0.28</text:p>
          </table:table-cell>
          <table:table-cell table:style-name="ce4" table:formula="of:=[.D$3]/[.D4]" office:value-type="float" office:value="0.248538710877305">
            <text:p>0.25</text:p>
          </table:table-cell>
          <table:table-cell table:style-name="ce4" table:formula="of:=[.E$3]/[.E4]" office:value-type="float" office:value="0.28288901791639">
            <text:p>0.28</text:p>
          </table:table-cell>
          <table:table-cell table:style-name="ce4" table:formula="of:=[.F$3]/[.F4]" office:value-type="float" office:value="0.322892484911758">
            <text:p>0.32</text:p>
          </table:table-cell>
        </table:table-row>
        <table:table-row table:style-name="ro2">
          <table:table-cell office:value-type="string">
            <text:p>omp_8</text:p>
          </table:table-cell>
          <table:table-cell office:value-type="float" office:value="2547">
            <text:p>2547</text:p>
          </table:table-cell>
          <table:table-cell office:value-type="float" office:value="6279">
            <text:p>6279</text:p>
          </table:table-cell>
          <table:table-cell office:value-type="float" office:value="69361">
            <text:p>69361</text:p>
          </table:table-cell>
          <table:table-cell office:value-type="float" office:value="973908">
            <text:p>973908</text:p>
          </table:table-cell>
          <table:table-cell table:style-name="ce3" office:value-type="float" office:value="16515700">
            <text:p>1.65E+007</text:p>
          </table:table-cell>
          <table:table-cell/>
          <table:table-cell office:value-type="string">
            <text:p>omp_8</text:p>
          </table:table-cell>
          <table:table-cell table:style-name="ce4" table:formula="of:=[.B$3]/[.B5]" office:value-type="float" office:value="0.0349430702787593">
            <text:p>0.03</text:p>
          </table:table-cell>
          <table:table-cell table:style-name="ce4" table:formula="of:=[.C$3]/[.C5]" office:value-type="float" office:value="0.318999840738971">
            <text:p>0.32</text:p>
          </table:table-cell>
          <table:table-cell table:style-name="ce4" table:formula="of:=[.D$3]/[.D5]" office:value-type="float" office:value="0.269733712028373">
            <text:p>0.27</text:p>
          </table:table-cell>
          <table:table-cell table:style-name="ce4" table:formula="of:=[.E$3]/[.E5]" office:value-type="float" office:value="0.350188108116988">
            <text:p>0.35</text:p>
          </table:table-cell>
          <table:table-cell table:style-name="ce4" table:formula="of:=[.F$3]/[.F5]" office:value-type="float" office:value="0.333332526020695">
            <text:p>0.33</text:p>
          </table:table-cell>
        </table:table-row>
        <table:table-row table:style-name="ro2">
          <table:table-cell office:value-type="string">
            <text:p>omp_16</text:p>
          </table:table-cell>
          <table:table-cell office:value-type="float" office:value="4239">
            <text:p>4239</text:p>
          </table:table-cell>
          <table:table-cell office:value-type="float" office:value="8401">
            <text:p>8401</text:p>
          </table:table-cell>
          <table:table-cell office:value-type="float" office:value="73162">
            <text:p>73162</text:p>
          </table:table-cell>
          <table:table-cell table:style-name="ce3" office:value-type="float" office:value="1083130">
            <text:p>1.08E+006</text:p>
          </table:table-cell>
          <table:table-cell table:style-name="ce3" office:value-type="float" office:value="17493000">
            <text:p>1.75E+007</text:p>
          </table:table-cell>
          <table:table-cell/>
          <table:table-cell office:value-type="string">
            <text:p>omp_16</text:p>
          </table:table-cell>
          <table:table-cell table:style-name="ce4" table:formula="of:=[.B$3]/[.B6]" office:value-type="float" office:value="0.0209955178108044">
            <text:p>0.02</text:p>
          </table:table-cell>
          <table:table-cell table:style-name="ce4" table:formula="of:=[.C$3]/[.C6]" office:value-type="float" office:value="0.238423997143197">
            <text:p>0.24</text:p>
          </table:table-cell>
          <table:table-cell table:style-name="ce4" table:formula="of:=[.D$3]/[.D6]" office:value-type="float" office:value="0.255720182608458">
            <text:p>0.26</text:p>
          </table:table-cell>
          <table:table-cell table:style-name="ce4" table:formula="of:=[.E$3]/[.E6]" office:value-type="float" office:value="0.314875407384155">
            <text:p>0.31</text:p>
          </table:table-cell>
          <table:table-cell table:style-name="ce4" table:formula="of:=[.F$3]/[.F6]" office:value-type="float" office:value="0.314709883953581">
            <text:p>0.31</text:p>
          </table:table-cell>
        </table:table-row>
        <table:table-row table:style-name="ro2">
          <table:table-cell office:value-type="string">
            <text:p>mpi_4</text:p>
          </table:table-cell>
          <table:table-cell office:value-type="float" office:value="896">
            <text:p>896</text:p>
          </table:table-cell>
          <table:table-cell office:value-type="float" office:value="2173">
            <text:p>2173</text:p>
          </table:table-cell>
          <table:table-cell office:value-type="float" office:value="16724">
            <text:p>16724</text:p>
          </table:table-cell>
          <table:table-cell table:number-columns-repeated="2"/>
          <table:table-cell/>
          <table:table-cell office:value-type="string">
            <text:p>mpi_4</text:p>
          </table:table-cell>
          <table:table-cell table:style-name="ce4" table:formula="of:=[.B$3]/[.B7]" office:value-type="float" office:value="0.0993303571428571">
            <text:p>0.10</text:p>
          </table:table-cell>
          <table:table-cell table:style-name="ce4" table:formula="of:=[.C$3]/[.C7]" office:value-type="float" office:value="0.921767142199724">
            <text:p>0.92</text:p>
          </table:table-cell>
          <table:table-cell table:style-name="ce4" table:formula="of:=[.D$3]/[.D7]" office:value-type="float" office:value="1.11869170055011">
            <text:p>1.12</text:p>
          </table:table-cell>
          <table:table-cell table:style-name="ce4" table:formula="of:=[.E$3]/[.E7]" office:value-type="float" office:value="0">
            <text:p>#DIV/0!</text:p>
          </table:table-cell>
          <table:table-cell table:style-name="ce4" table:formula="of:=[.F$3]/[.F7]" office:value-type="float" office:value="0">
            <text:p>#DIV/0!</text:p>
          </table:table-cell>
        </table:table-row>
        <table:table-row table:style-name="ro2">
          <table:table-cell office:value-type="string">
            <text:p>mpi_8</text:p>
          </table:table-cell>
          <table:table-cell office:value-type="float" office:value="737">
            <text:p>737</text:p>
          </table:table-cell>
          <table:table-cell office:value-type="float" office:value="1214">
            <text:p>1214</text:p>
          </table:table-cell>
          <table:table-cell office:value-type="float" office:value="11122">
            <text:p>11122</text:p>
          </table:table-cell>
          <table:table-cell table:number-columns-repeated="2"/>
          <table:table-cell/>
          <table:table-cell office:value-type="string">
            <text:p>mpi_8</text:p>
          </table:table-cell>
          <table:table-cell table:style-name="ce4" table:formula="of:=[.B$3]/[.B8]" office:value-type="float" office:value="0.120759837177748">
            <text:p>0.12</text:p>
          </table:table-cell>
          <table:table-cell table:style-name="ce4" table:formula="of:=[.C$3]/[.C8]" office:value-type="float" office:value="1.6499176276771">
            <text:p>1.65</text:p>
          </table:table-cell>
          <table:table-cell table:style-name="ce4" table:formula="of:=[.D$3]/[.D8]" office:value-type="float" office:value="1.68216148174789">
            <text:p>1.68</text:p>
          </table:table-cell>
          <table:table-cell table:style-name="ce4" table:formula="of:=[.E$3]/[.E8]" office:value-type="float" office:value="0">
            <text:p>#DIV/0!</text:p>
          </table:table-cell>
          <table:table-cell table:style-name="ce4" table:formula="of:=[.F$3]/[.F8]" office:value-type="float" office:value="0">
            <text:p>#DIV/0!</text:p>
          </table:table-cell>
        </table:table-row>
        <table:table-row table:style-name="ro2">
          <table:table-cell office:value-type="string">
            <text:p>mpi_16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_16</text:p>
          </table:table-cell>
          <table:table-cell table:style-name="ce4" table:formula="of:=[.B$3]/[.B9]" office:value-type="float" office:value="0">
            <text:p>#DIV/0!</text:p>
          </table:table-cell>
          <table:table-cell table:style-name="ce4" table:formula="of:=[.C$3]/[.C9]" office:value-type="float" office:value="0">
            <text:p>#DIV/0!</text:p>
          </table:table-cell>
          <table:table-cell table:style-name="ce4" table:formula="of:=[.D$3]/[.D9]" office:value-type="float" office:value="0">
            <text:p>#DIV/0!</text:p>
          </table:table-cell>
          <table:table-cell table:style-name="ce4" table:formula="of:=[.E$3]/[.E9]" office:value-type="float" office:value="0">
            <text:p>#DIV/0!</text:p>
          </table:table-cell>
          <table:table-cell table:style-name="ce4" table:formula="of:=[.F$3]/[.F9]" office:value-type="float" office:value="0">
            <text:p>#DIV/0!</text:p>
          </table:table-cell>
        </table:table-row>
        <table:table-row table:style-name="ro2">
          <table:table-cell office:value-type="string">
            <text:p>mpi_32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_32</text:p>
          </table:table-cell>
          <table:table-cell table:style-name="ce4" table:formula="of:=[.B$3]/[.B10]" office:value-type="float" office:value="0">
            <text:p>#DIV/0!</text:p>
          </table:table-cell>
          <table:table-cell table:style-name="ce4" table:formula="of:=[.C$3]/[.C10]" office:value-type="float" office:value="0">
            <text:p>#DIV/0!</text:p>
          </table:table-cell>
          <table:table-cell table:style-name="ce4" table:formula="of:=[.D$3]/[.D10]" office:value-type="float" office:value="0">
            <text:p>#DIV/0!</text:p>
          </table:table-cell>
          <table:table-cell table:style-name="ce4" table:formula="of:=[.E$3]/[.E10]" office:value-type="float" office:value="0">
            <text:p>#DIV/0!</text:p>
          </table:table-cell>
          <table:table-cell table:style-name="ce4" table:formula="of:=[.F$3]/[.F10]" office:value-type="float" office:value="0">
            <text:p>#DIV/0!</text:p>
          </table:table-cell>
        </table:table-row>
        <table:table-row table:style-name="ro2">
          <table:table-cell office:value-type="string">
            <text:p>mpi_64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_64</text:p>
          </table:table-cell>
          <table:table-cell table:style-name="ce4" table:formula="of:=[.B$3]/[.B11]" office:value-type="float" office:value="0">
            <text:p>#DIV/0!</text:p>
          </table:table-cell>
          <table:table-cell table:style-name="ce4" table:formula="of:=[.C$3]/[.C11]" office:value-type="float" office:value="0">
            <text:p>#DIV/0!</text:p>
          </table:table-cell>
          <table:table-cell table:style-name="ce4" table:formula="of:=[.D$3]/[.D11]" office:value-type="float" office:value="0">
            <text:p>#DIV/0!</text:p>
          </table:table-cell>
          <table:table-cell table:style-name="ce4" table:formula="of:=[.E$3]/[.E11]" office:value-type="float" office:value="0">
            <text:p>#DIV/0!</text:p>
          </table:table-cell>
          <table:table-cell table:style-name="ce4" table:formula="of:=[.F$3]/[.F11]" office:value-type="float" office:value="0">
            <text:p>#DIV/0!</text:p>
          </table:table-cell>
        </table:table-row>
        <table:table-row table:style-name="ro2">
          <table:table-cell office:value-type="string">
            <text:p>mpi.bal_4</text:p>
          </table:table-cell>
          <table:table-cell office:value-type="float" office:value="1007">
            <text:p>1007</text:p>
          </table:table-cell>
          <table:table-cell office:value-type="float" office:value="2270">
            <text:p>2270</text:p>
          </table:table-cell>
          <table:table-cell office:value-type="float" office:value="28971">
            <text:p>28971</text:p>
          </table:table-cell>
          <table:table-cell/>
          <table:table-cell office:value-type="float" office:value="4013277">
            <text:p>4013277</text:p>
          </table:table-cell>
          <table:table-cell/>
          <table:table-cell office:value-type="string">
            <text:p>mpi.bal_4</text:p>
          </table:table-cell>
          <table:table-cell table:style-name="ce4" table:formula="of:=[.B$3]/[.B12]" office:value-type="float" office:value="0.0883813306852036">
            <text:p>0.09</text:p>
          </table:table-cell>
          <table:table-cell table:style-name="ce4" table:formula="of:=[.C$3]/[.C12]" office:value-type="float" office:value="0.882378854625551">
            <text:p>0.88</text:p>
          </table:table-cell>
          <table:table-cell table:style-name="ce4" table:formula="of:=[.D$3]/[.D12]" office:value-type="float" office:value="0.645783714749232">
            <text:p>0.65</text:p>
          </table:table-cell>
          <table:table-cell table:style-name="ce4" table:formula="of:=[.E$3]/[.E12]" office:value-type="float" office:value="0">
            <text:p>#DIV/0!</text:p>
          </table:table-cell>
          <table:table-cell table:style-name="ce4" table:formula="of:=[.F$3]/[.F12]" office:value-type="float" office:value="1.37175181279538">
            <text:p>1.37</text:p>
          </table:table-cell>
        </table:table-row>
        <table:table-row table:style-name="ro2">
          <table:table-cell office:value-type="string">
            <text:p>mpi.bal_8</text:p>
          </table:table-cell>
          <table:table-cell office:value-type="float" office:value="3121">
            <text:p>3121</text:p>
          </table:table-cell>
          <table:table-cell office:value-type="float" office:value="4539">
            <text:p>4539</text:p>
          </table:table-cell>
          <table:table-cell office:value-type="float" office:value="10104">
            <text:p>10104</text:p>
          </table:table-cell>
          <table:table-cell office:value-type="float" office:value="338897">
            <text:p>338897</text:p>
          </table:table-cell>
          <table:table-cell office:value-type="float" office:value="2728005">
            <text:p>2728005</text:p>
          </table:table-cell>
          <table:table-cell/>
          <table:table-cell office:value-type="string">
            <text:p>mpi.bal_8</text:p>
          </table:table-cell>
          <table:table-cell table:style-name="ce4" table:formula="of:=[.B$3]/[.B13]" office:value-type="float" office:value="0.0285165011214354">
            <text:p>0.03</text:p>
          </table:table-cell>
          <table:table-cell table:style-name="ce4" table:formula="of:=[.C$3]/[.C13]" office:value-type="float" office:value="0.441286627010355">
            <text:p>0.44</text:p>
          </table:table-cell>
          <table:table-cell table:style-name="ce4" table:formula="of:=[.D$3]/[.D13]" office:value-type="float" office:value="1.85164291369755">
            <text:p>1.85</text:p>
          </table:table-cell>
          <table:table-cell table:style-name="ce4" table:formula="of:=[.E$3]/[.E13]" office:value-type="float" office:value="1.00635591344863">
            <text:p>1.01</text:p>
          </table:table-cell>
          <table:table-cell table:style-name="ce4" table:formula="of:=[.F$3]/[.F13]" office:value-type="float" office:value="2.01803882324263">
            <text:p>2.02</text:p>
          </table:table-cell>
        </table:table-row>
        <table:table-row table:style-name="ro2">
          <table:table-cell office:value-type="string">
            <text:p>mpi.bal_16</text:p>
          </table:table-cell>
          <table:table-cell table:number-columns-repeated="5"/>
          <table:table-cell/>
          <table:table-cell office:value-type="string">
            <text:p>mpi.bal_16</text:p>
          </table:table-cell>
          <table:table-cell table:style-name="ce4" table:formula="of:=[.B$3]/[.B14]" office:value-type="float" office:value="0">
            <text:p>#DIV/0!</text:p>
          </table:table-cell>
          <table:table-cell table:style-name="ce4" table:formula="of:=[.C$3]/[.C14]" office:value-type="float" office:value="0">
            <text:p>#DIV/0!</text:p>
          </table:table-cell>
          <table:table-cell table:style-name="ce4" table:formula="of:=[.D$3]/[.D14]" office:value-type="float" office:value="0">
            <text:p>#DIV/0!</text:p>
          </table:table-cell>
          <table:table-cell table:style-name="ce4" table:formula="of:=[.E$3]/[.E14]" office:value-type="float" office:value="0">
            <text:p>#DIV/0!</text:p>
          </table:table-cell>
          <table:table-cell table:style-name="ce4" table:formula="of:=[.F$3]/[.F14]" office:value-type="float" office:value="0">
            <text:p>#DIV/0!</text:p>
          </table:table-cell>
        </table:table-row>
        <table:table-row table:style-name="ro2">
          <table:table-cell office:value-type="string">
            <text:p>mpi.bal_32</text:p>
          </table:table-cell>
          <table:table-cell table:number-columns-repeated="5"/>
          <table:table-cell/>
          <table:table-cell office:value-type="string">
            <text:p>mpi.bal_32</text:p>
          </table:table-cell>
          <table:table-cell table:style-name="ce4" table:formula="of:=[.B$3]/[.B15]" office:value-type="float" office:value="0">
            <text:p>#DIV/0!</text:p>
          </table:table-cell>
          <table:table-cell table:style-name="ce4" table:formula="of:=[.C$3]/[.C15]" office:value-type="float" office:value="0">
            <text:p>#DIV/0!</text:p>
          </table:table-cell>
          <table:table-cell table:style-name="ce4" table:formula="of:=[.D$3]/[.D15]" office:value-type="float" office:value="0">
            <text:p>#DIV/0!</text:p>
          </table:table-cell>
          <table:table-cell table:style-name="ce4" table:formula="of:=[.E$3]/[.E15]" office:value-type="float" office:value="0">
            <text:p>#DIV/0!</text:p>
          </table:table-cell>
          <table:table-cell table:style-name="ce4" table:formula="of:=[.F$3]/[.F15]" office:value-type="float" office:value="0">
            <text:p>#DIV/0!</text:p>
          </table:table-cell>
        </table:table-row>
        <table:table-row table:style-name="ro2">
          <table:table-cell office:value-type="string">
            <text:p>mpi.bal_64</text:p>
          </table:table-cell>
          <table:table-cell table:number-columns-repeated="3"/>
          <table:table-cell table:style-name="ce3"/>
          <table:table-cell table:style-name="ce3"/>
          <table:table-cell/>
          <table:table-cell office:value-type="string">
            <text:p>mpi.bal_64</text:p>
          </table:table-cell>
          <table:table-cell table:style-name="ce4" table:formula="of:=[.B$3]/[.B16]" office:value-type="float" office:value="0">
            <text:p>#DIV/0!</text:p>
          </table:table-cell>
          <table:table-cell table:style-name="ce4" table:formula="of:=[.C$3]/[.C16]" office:value-type="float" office:value="0">
            <text:p>#DIV/0!</text:p>
          </table:table-cell>
          <table:table-cell table:style-name="ce4" table:formula="of:=[.D$3]/[.D16]" office:value-type="float" office:value="0">
            <text:p>#DIV/0!</text:p>
          </table:table-cell>
          <table:table-cell table:style-name="ce4" table:formula="of:=[.E$3]/[.E16]" office:value-type="float" office:value="0">
            <text:p>#DIV/0!</text:p>
          </table:table-cell>
          <table:table-cell table:style-name="ce4" table:formula="of:=[.F$3]/[.F16]" office:value-type="float" office:value="0">
            <text:p>#DIV/0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P41" table:end-x="0.3291in" table:end-y="0.0972in" draw:z-index="0" draw:style-name="gr1" svg:width="7.7728in" svg:height="4.1429in" svg:x="0.5575in" svg:y="0.028in">
              <draw:object draw:notify-on-update-of-ranges="'g=4'.B19:'g=4'.F19 'g=4'.A20:'g=4'.A20 'g=4'.B20:'g=4'.F20 'g=4'.A21:'g=4'.A21 'g=4'.B21:'g=4'.F21 'g=4'.A22:'g=4'.A22 'g=4'.B22:'g=4'.F22 'g=4'.A23:'g=4'.A23 'g=4'.B23:'g=4'.F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omp_4</text:p>
          </table:table-cell>
          <table:table-cell table:formula="of:=[.I4]" office:value-type="float" office:value="0.0846007604562738">
            <text:p>0.0846007605</text:p>
          </table:table-cell>
          <table:table-cell table:formula="of:=[.J4]" office:value-type="float" office:value="0.276275862068965">
            <text:p>0.2762758621</text:p>
          </table:table-cell>
          <table:table-cell table:formula="of:=[.K4]" office:value-type="float" office:value="0.248538710877305">
            <text:p>0.2485387109</text:p>
          </table:table-cell>
          <table:table-cell table:formula="of:=[.L4]" office:value-type="float" office:value="0.28288901791639">
            <text:p>0.2828890179</text:p>
          </table:table-cell>
          <table:table-cell table:formula="of:=[.M4]" office:value-type="float" office:value="0.322892484911758">
            <text:p>0.3228924849</text:p>
          </table:table-cell>
          <table:table-cell table:number-columns-repeated="7"/>
        </table:table-row>
        <table:table-row table:style-name="ro1">
          <table:table-cell office:value-type="string">
            <text:p>omp_8</text:p>
          </table:table-cell>
          <table:table-cell table:formula="of:=[.I5]" office:value-type="float" office:value="0.0349430702787593">
            <text:p>0.0349430703</text:p>
          </table:table-cell>
          <table:table-cell table:formula="of:=[.J5]" office:value-type="float" office:value="0.318999840738971">
            <text:p>0.3189998407</text:p>
          </table:table-cell>
          <table:table-cell table:formula="of:=[.K5]" office:value-type="float" office:value="0.269733712028373">
            <text:p>0.269733712</text:p>
          </table:table-cell>
          <table:table-cell table:formula="of:=[.L5]" office:value-type="float" office:value="0.350188108116988">
            <text:p>0.3501881081</text:p>
          </table:table-cell>
          <table:table-cell table:formula="of:=[.M5]" office:value-type="float" office:value="0.333332526020695">
            <text:p>0.333332526</text:p>
          </table:table-cell>
          <table:table-cell table:number-columns-repeated="7"/>
        </table:table-row>
        <table:table-row table:style-name="ro1">
          <table:table-cell office:value-type="string">
            <text:p>omp_16</text:p>
          </table:table-cell>
          <table:table-cell table:formula="of:=[.I6]" office:value-type="float" office:value="0.0209955178108044">
            <text:p>0.0209955178</text:p>
          </table:table-cell>
          <table:table-cell table:formula="of:=[.J6]" office:value-type="float" office:value="0.238423997143197">
            <text:p>0.2384239971</text:p>
          </table:table-cell>
          <table:table-cell table:formula="of:=[.K6]" office:value-type="float" office:value="0.255720182608458">
            <text:p>0.2557201826</text:p>
          </table:table-cell>
          <table:table-cell table:formula="of:=[.L6]" office:value-type="float" office:value="0.314875407384155">
            <text:p>0.3148754074</text:p>
          </table:table-cell>
          <table:table-cell table:formula="of:=[.M6]" office:value-type="float" office:value="0.314709883953581">
            <text:p>0.314709884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P65" table:end-x="0.2087in" table:end-y="0.1646in" draw:z-index="1" draw:style-name="gr1" svg:width="7.6717in" svg:height="4.3394in" svg:x="0.5382in" svg:y="0.076in">
              <draw:object draw:notify-on-update-of-ranges="'g=4'.B44:'g=4'.F44 'g=4'.A45:'g=4'.A45 'g=4'.B45:'g=4'.F45 'g=4'.A46:'g=4'.A46 'g=4'.B46:'g=4'.F46 'g=4'.A47:'g=4'.A47 'g=4'.B47:'g=4'.F47 'g=4'.A48:'g=4'.A48 'g=4'.B48:'g=4'.F48 'g=4'.A49:'g=4'.A49 'g=4'.B49:'g=4'.F49 'g=4'.A50:'g=4'.A50 'g=4'.B50:'g=4'.F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pi_4</text:p>
          </table:table-cell>
          <table:table-cell table:formula="of:=[.I7]" office:value-type="float" office:value="0.0993303571428571">
            <text:p>0.0993303571</text:p>
          </table:table-cell>
          <table:table-cell table:formula="of:=[.J7]" office:value-type="float" office:value="0.921767142199724">
            <text:p>0.9217671422</text:p>
          </table:table-cell>
          <table:table-cell table:formula="of:=[.K7]" office:value-type="float" office:value="1.11869170055011">
            <text:p>1.1186917006</text:p>
          </table:table-cell>
          <table:table-cell table:formula="of:=[.L7]" office:value-type="float" office:value="0">
            <text:p>#DIV/0!</text:p>
          </table:table-cell>
          <table:table-cell table:formula="of:=[.M7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8</text:p>
          </table:table-cell>
          <table:table-cell table:formula="of:=[.I8]" office:value-type="float" office:value="0.120759837177748">
            <text:p>0.1207598372</text:p>
          </table:table-cell>
          <table:table-cell table:formula="of:=[.J8]" office:value-type="float" office:value="1.6499176276771">
            <text:p>1.6499176277</text:p>
          </table:table-cell>
          <table:table-cell table:formula="of:=[.K8]" office:value-type="float" office:value="1.68216148174789">
            <text:p>1.6821614817</text:p>
          </table:table-cell>
          <table:table-cell table:formula="of:=[.L8]" office:value-type="float" office:value="0">
            <text:p>#DIV/0!</text:p>
          </table:table-cell>
          <table:table-cell table:formula="of:=[.M8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16</text:p>
          </table:table-cell>
          <table:table-cell table:formula="of:=[.I9]" office:value-type="float" office:value="0">
            <text:p>#DIV/0!</text:p>
          </table:table-cell>
          <table:table-cell table:formula="of:=[.J9]" office:value-type="float" office:value="0">
            <text:p>#DIV/0!</text:p>
          </table:table-cell>
          <table:table-cell table:formula="of:=[.K9]" office:value-type="float" office:value="0">
            <text:p>#DIV/0!</text:p>
          </table:table-cell>
          <table:table-cell table:formula="of:=[.L9]" office:value-type="float" office:value="0">
            <text:p>#DIV/0!</text:p>
          </table:table-cell>
          <table:table-cell table:formula="of:=[.M9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32</text:p>
          </table:table-cell>
          <table:table-cell table:formula="of:=[.I10]" office:value-type="float" office:value="0">
            <text:p>#DIV/0!</text:p>
          </table:table-cell>
          <table:table-cell table:formula="of:=[.J10]" office:value-type="float" office:value="0">
            <text:p>#DIV/0!</text:p>
          </table:table-cell>
          <table:table-cell table:formula="of:=[.K10]" office:value-type="float" office:value="0">
            <text:p>#DIV/0!</text:p>
          </table:table-cell>
          <table:table-cell table:formula="of:=[.L10]" office:value-type="float" office:value="0">
            <text:p>#DIV/0!</text:p>
          </table:table-cell>
          <table:table-cell table:formula="of:=[.M10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_64</text:p>
          </table:table-cell>
          <table:table-cell table:formula="of:=[.I11]" office:value-type="float" office:value="0">
            <text:p>#DIV/0!</text:p>
          </table:table-cell>
          <table:table-cell table:formula="of:=[.J11]" office:value-type="float" office:value="0">
            <text:p>#DIV/0!</text:p>
          </table:table-cell>
          <table:table-cell table:formula="of:=[.K11]" office:value-type="float" office:value="0">
            <text:p>#DIV/0!</text:p>
          </table:table-cell>
          <table:table-cell table:formula="of:=[.L11]" office:value-type="float" office:value="0">
            <text:p>#DIV/0!</text:p>
          </table:table-cell>
          <table:table-cell table:formula="of:=[.M11]" office:value-type="float" office:value="0">
            <text:p>#DIV/0!</text:p>
          </table:table-cell>
          <table:table-cell table:number-columns-repeated="7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6"/>
          <table:table-cell>
            <draw:frame table:end-cell-address="'g=4'.P95" table:end-x="0.1756in" table:end-y="0.0579in" draw:z-index="2" draw:style-name="gr1" svg:width="7.7047in" svg:height="5.2091in" svg:x="0.472in" svg:y="0.1622in">
              <draw:object draw:notify-on-update-of-ranges="'g=4'.B66:'g=4'.F66 'g=4'.A67:'g=4'.A67 'g=4'.B67:'g=4'.F67 'g=4'.A68:'g=4'.A68 'g=4'.B68:'g=4'.F68 'g=4'.A69:'g=4'.A69 'g=4'.B69:'g=4'.F69 'g=4'.A70:'g=4'.A70 'g=4'.B70:'g=4'.F70 'g=4'.A71:'g=4'.A71 'g=4'.B71:'g=4'.F71 'g=4'.A72:'g=4'.A72 'g=4'.B72:'g=4'.F7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2¹¹</text:p>
          </table:table-cell>
          <table:table-cell table:style-name="ce2" office:value-type="string">
            <text:p>2¹⁵</text:p>
          </table:table-cell>
          <table:table-cell table:style-name="ce2" office:value-type="string">
            <text:p>2¹⁹</text:p>
          </table:table-cell>
          <table:table-cell table:style-name="ce2" office:value-type="string">
            <text:p>2²³</text:p>
          </table:table-cell>
          <table:table-cell table:style-name="ce2" office:value-type="string">
            <text:p>2²⁷</text:p>
          </table:table-cell>
          <table:table-cell table:number-columns-repeated="7"/>
        </table:table-row>
        <table:table-row table:style-name="ro1">
          <table:table-cell office:value-type="string">
            <text:p>seq</text:p>
          </table:table-cell>
          <table:table-cell table:formula="of:=[.I3]" office:value-type="float" office:value="1">
            <text:p>1</text:p>
          </table:table-cell>
          <table:table-cell table:formula="of:=[.J3]" office:value-type="float" office:value="1">
            <text:p>1</text:p>
          </table:table-cell>
          <table:table-cell table:formula="of:=[.K3]" office:value-type="float" office:value="1">
            <text:p>1</text:p>
          </table:table-cell>
          <table:table-cell table:formula="of:=[.L3]" office:value-type="float" office:value="1">
            <text:p>1</text:p>
          </table:table-cell>
          <table:table-cell table:formula="of:=[.M3]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mpi.bal_4</text:p>
          </table:table-cell>
          <table:table-cell table:formula="of:=[.I12]" office:value-type="float" office:value="0.0883813306852036">
            <text:p>0.0883813307</text:p>
          </table:table-cell>
          <table:table-cell table:formula="of:=[.J12]" office:value-type="float" office:value="0.882378854625551">
            <text:p>0.8823788546</text:p>
          </table:table-cell>
          <table:table-cell table:formula="of:=[.K12]" office:value-type="float" office:value="0.645783714749232">
            <text:p>0.6457837147</text:p>
          </table:table-cell>
          <table:table-cell table:formula="of:=[.L12]" office:value-type="float" office:value="0">
            <text:p>#DIV/0!</text:p>
          </table:table-cell>
          <table:table-cell table:formula="of:=[.M12]" office:value-type="float" office:value="1.37175181279538">
            <text:p>1.3717518128</text:p>
          </table:table-cell>
          <table:table-cell table:number-columns-repeated="7"/>
        </table:table-row>
        <table:table-row table:style-name="ro1">
          <table:table-cell office:value-type="string">
            <text:p>mpi.bal_8</text:p>
          </table:table-cell>
          <table:table-cell table:formula="of:=[.I13]" office:value-type="float" office:value="0.0285165011214354">
            <text:p>0.0285165011</text:p>
          </table:table-cell>
          <table:table-cell table:formula="of:=[.J13]" office:value-type="float" office:value="0.441286627010355">
            <text:p>0.441286627</text:p>
          </table:table-cell>
          <table:table-cell table:formula="of:=[.K13]" office:value-type="float" office:value="1.85164291369755">
            <text:p>1.8516429137</text:p>
          </table:table-cell>
          <table:table-cell table:formula="of:=[.L13]" office:value-type="float" office:value="1.00635591344863">
            <text:p>1.0063559134</text:p>
          </table:table-cell>
          <table:table-cell table:formula="of:=[.M13]" office:value-type="float" office:value="2.01803882324263">
            <text:p>2.0180388232</text:p>
          </table:table-cell>
          <table:table-cell table:number-columns-repeated="7"/>
        </table:table-row>
        <table:table-row table:style-name="ro1">
          <table:table-cell office:value-type="string">
            <text:p>mpi.bal_16</text:p>
          </table:table-cell>
          <table:table-cell table:formula="of:=[.I14]" office:value-type="float" office:value="0">
            <text:p>#DIV/0!</text:p>
          </table:table-cell>
          <table:table-cell table:formula="of:=[.J14]" office:value-type="float" office:value="0">
            <text:p>#DIV/0!</text:p>
          </table:table-cell>
          <table:table-cell table:formula="of:=[.K14]" office:value-type="float" office:value="0">
            <text:p>#DIV/0!</text:p>
          </table:table-cell>
          <table:table-cell table:formula="of:=[.L14]" office:value-type="float" office:value="0">
            <text:p>#DIV/0!</text:p>
          </table:table-cell>
          <table:table-cell table:formula="of:=[.M14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.bal_32</text:p>
          </table:table-cell>
          <table:table-cell table:formula="of:=[.I15]" office:value-type="float" office:value="0">
            <text:p>#DIV/0!</text:p>
          </table:table-cell>
          <table:table-cell table:formula="of:=[.J15]" office:value-type="float" office:value="0">
            <text:p>#DIV/0!</text:p>
          </table:table-cell>
          <table:table-cell table:formula="of:=[.K15]" office:value-type="float" office:value="0">
            <text:p>#DIV/0!</text:p>
          </table:table-cell>
          <table:table-cell table:formula="of:=[.L15]" office:value-type="float" office:value="0">
            <text:p>#DIV/0!</text:p>
          </table:table-cell>
          <table:table-cell table:formula="of:=[.M15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string">
            <text:p>mpi.bal_64</text:p>
          </table:table-cell>
          <table:table-cell table:formula="of:=[.I16]" office:value-type="float" office:value="0">
            <text:p>#DIV/0!</text:p>
          </table:table-cell>
          <table:table-cell table:formula="of:=[.J16]" office:value-type="float" office:value="0">
            <text:p>#DIV/0!</text:p>
          </table:table-cell>
          <table:table-cell table:formula="of:=[.K16]" office:value-type="float" office:value="0">
            <text:p>#DIV/0!</text:p>
          </table:table-cell>
          <table:table-cell table:formula="of:=[.L16]" office:value-type="float" office:value="0">
            <text:p>#DIV/0!</text:p>
          </table:table-cell>
          <table:table-cell table:formula="of:=[.M16]" office:value-type="float" office:value="0">
            <text:p>#DIV/0!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5:2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Palhas</meta:initial-creator>
    <meta:creation-date>2012-05-14T21:34:55</meta:creation-date>
    <dc:date>2012-05-15T15:23:36</dc:date>
    <dc:creator>Miguel Palhas</dc:creator>
    <meta:editing-duration>PT02H18M41S</meta:editing-duration>
    <meta:editing-cycles>6</meta:editing-cycles>
    <meta:generator>OpenOffice.org/3.2$Unix OpenOffice.org_project/320m19$Build-9505</meta:generator>
    <meta:document-statistic meta:table-count="1" meta:cell-count="3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interval-major="0.25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44cm" svg:height="10.524cm" xlink:href=".." chart:class="chart:bar" chart:style-name="ch1">
        <chart:title svg:x="7.901cm" svg:y="0.211cm" chart:style-name="ch2">
          <text:p>Speedups OpenMP</text:p>
        </chart:title>
        <chart:legend chart:legend-position="end" svg:x="16.841cm" svg:y="4.051cm" chart:style-name="ch3"/>
        <chart:plot-area chart:style-name="ch4" table:cell-range-address="'g=4'.A19:'g=4'.F23" chart:data-source-has-labels="both" svg:x="0.587cm" svg:y="0.924cm" svg:width="15.861cm" svg:height="9.171cm">
          <chart:axis chart:dimension="x" chart:name="primary-x" chart:style-name="ch5">
            <chart:title svg:x="7.004cm" svg:y="9.653cm" chart:style-name="ch6">
              <text:p>Number of elements</text:p>
            </chart:title>
            <chart:categories table:cell-range-address="'g=4'.B19:'g=4'.F19"/>
          </chart:axis>
          <chart:axis chart:dimension="y" chart:name="primary-y" chart:style-name="ch7">
            <chart:title svg:x="0.395cm" svg:y="6.03cm" chart:style-name="ch8">
              <text:p>Speedup</text:p>
            </chart:title>
            <chart:grid chart:style-name="ch9" chart:class="major"/>
          </chart:axis>
          <chart:series chart:style-name="ch10" chart:values-cell-range-address="'g=4'.B20:'g=4'.F20" chart:label-cell-address="'g=4'.A20:'g=4'.A20" chart:class="chart:bar">
            <chart:data-point chart:repeated="5"/>
          </chart:series>
          <chart:series chart:style-name="ch11" chart:values-cell-range-address="'g=4'.B21:'g=4'.F21" chart:label-cell-address="'g=4'.A21:'g=4'.A21" chart:class="chart:bar">
            <chart:data-point chart:repeated="5"/>
          </chart:series>
          <chart:series chart:style-name="ch12" chart:values-cell-range-address="'g=4'.B22:'g=4'.F22" chart:label-cell-address="'g=4'.A22:'g=4'.A22" chart:class="chart:bar">
            <chart:data-point chart:repeated="5"/>
          </chart:series>
          <chart:series chart:style-name="ch13" chart:values-cell-range-address="'g=4'.B23:'g=4'.F23" chart:label-cell-address="'g=4'.A23:'g=4'.A2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=4'.B19:'g=4'.F19">2¹¹</text:p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 text:id="'g=4'.A20:'g=4'.A20">seq</text:p>
              </table:table-cell>
              <table:table-cell office:value-type="float" office:value="1">
                <text:p text:id="'g=4'.B20:'g=4'.F20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g=4'.A21:'g=4'.A21">omp_4</text:p>
              </table:table-cell>
              <table:table-cell office:value-type="float" office:value="0.0846007604562738">
                <text:p text:id="'g=4'.B21:'g=4'.F21">0.0846007604562738</text:p>
              </table:table-cell>
              <table:table-cell office:value-type="float" office:value="0.276275862068965">
                <text:p>0.276275862068965</text:p>
              </table:table-cell>
              <table:table-cell office:value-type="float" office:value="0.248538710877305">
                <text:p>0.248538710877305</text:p>
              </table:table-cell>
              <table:table-cell office:value-type="float" office:value="0.28288901791639">
                <text:p>0.28288901791639</text:p>
              </table:table-cell>
              <table:table-cell office:value-type="float" office:value="0.322892484911758">
                <text:p>0.322892484911758</text:p>
              </table:table-cell>
            </table:table-row>
            <table:table-row>
              <table:table-cell office:value-type="string">
                <text:p text:id="'g=4'.A22:'g=4'.A22">omp_8</text:p>
              </table:table-cell>
              <table:table-cell office:value-type="float" office:value="0.0349430702787593">
                <text:p text:id="'g=4'.B22:'g=4'.F22">0.0349430702787593</text:p>
              </table:table-cell>
              <table:table-cell office:value-type="float" office:value="0.318999840738971">
                <text:p>0.318999840738971</text:p>
              </table:table-cell>
              <table:table-cell office:value-type="float" office:value="0.269733712028373">
                <text:p>0.269733712028373</text:p>
              </table:table-cell>
              <table:table-cell office:value-type="float" office:value="0.350188108116988">
                <text:p>0.350188108116988</text:p>
              </table:table-cell>
              <table:table-cell office:value-type="float" office:value="0.333332526020695">
                <text:p>0.333332526020695</text:p>
              </table:table-cell>
            </table:table-row>
            <table:table-row>
              <table:table-cell office:value-type="string">
                <text:p text:id="'g=4'.A23:'g=4'.A23">omp_16</text:p>
              </table:table-cell>
              <table:table-cell office:value-type="float" office:value="0.0209955178108044">
                <text:p text:id="'g=4'.B23:'g=4'.F23">0.0209955178108044</text:p>
              </table:table-cell>
              <table:table-cell office:value-type="float" office:value="0.238423997143197">
                <text:p>0.238423997143197</text:p>
              </table:table-cell>
              <table:table-cell office:value-type="float" office:value="0.255720182608458">
                <text:p>0.255720182608458</text:p>
              </table:table-cell>
              <table:table-cell office:value-type="float" office:value="0.314875407384155">
                <text:p>0.314875407384155</text:p>
              </table:table-cell>
              <table:table-cell office:value-type="float" office:value="0.314709883953581">
                <text:p>0.314709883953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interval-major="0.25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487cm" svg:height="11.023cm" xlink:href=".." chart:class="chart:bar" chart:style-name="ch1">
        <chart:title svg:x="8.274cm" svg:y="0.221cm" chart:style-name="ch2">
          <text:p>Speedups MPI</text:p>
        </chart:title>
        <chart:legend chart:legend-position="end" svg:x="16.722cm" svg:y="3.765cm" chart:style-name="ch3"/>
        <chart:plot-area chart:style-name="ch4" table:cell-range-address="'g=4'.A44:'g=4'.F50" chart:data-source-has-labels="both" svg:x="0.577cm" svg:y="0.944cm" svg:width="15.757cm" svg:height="9.62cm">
          <chart:axis chart:dimension="x" chart:name="primary-x" chart:style-name="ch5">
            <chart:title svg:x="6.942cm" svg:y="10.132cm" chart:style-name="ch6">
              <text:p>Number of elements</text:p>
            </chart:title>
            <chart:categories table:cell-range-address="'g=4'.B44:'g=4'.F44"/>
          </chart:axis>
          <chart:axis chart:dimension="y" chart:name="primary-y" chart:style-name="ch7">
            <chart:title svg:x="0.39cm" svg:y="6.275cm" chart:style-name="ch8">
              <text:p>Speedup</text:p>
            </chart:title>
            <chart:grid chart:style-name="ch9" chart:class="major"/>
          </chart:axis>
          <chart:series chart:style-name="ch10" chart:values-cell-range-address="'g=4'.B45:'g=4'.F45" chart:label-cell-address="'g=4'.A45:'g=4'.A45" chart:class="chart:bar">
            <chart:data-point chart:repeated="5"/>
          </chart:series>
          <chart:series chart:style-name="ch11" chart:values-cell-range-address="'g=4'.B46:'g=4'.F46" chart:label-cell-address="'g=4'.A46:'g=4'.A46" chart:class="chart:bar">
            <chart:data-point chart:repeated="5"/>
          </chart:series>
          <chart:series chart:style-name="ch12" chart:values-cell-range-address="'g=4'.B47:'g=4'.F47" chart:label-cell-address="'g=4'.A47:'g=4'.A47" chart:class="chart:bar">
            <chart:data-point chart:repeated="5"/>
          </chart:series>
          <chart:series chart:style-name="ch13" chart:values-cell-range-address="'g=4'.B48:'g=4'.F48" chart:label-cell-address="'g=4'.A48:'g=4'.A48" chart:class="chart:bar">
            <chart:data-point chart:repeated="5"/>
          </chart:series>
          <chart:series chart:style-name="ch14" chart:values-cell-range-address="'g=4'.B49:'g=4'.F49" chart:label-cell-address="'g=4'.A49:'g=4'.A49" chart:class="chart:bar">
            <chart:data-point chart:repeated="5"/>
          </chart:series>
          <chart:series chart:style-name="ch15" chart:values-cell-range-address="'g=4'.B50:'g=4'.F50" chart:label-cell-address="'g=4'.A50:'g=4'.A50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=4'.B44:'g=4'.F44">2¹¹</text:p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 text:id="'g=4'.A45:'g=4'.A45">seq</text:p>
              </table:table-cell>
              <table:table-cell office:value-type="float" office:value="1">
                <text:p text:id="'g=4'.B45:'g=4'.F45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g=4'.A46:'g=4'.A46">mpi_4</text:p>
              </table:table-cell>
              <table:table-cell office:value-type="float" office:value="0.0993303571428571">
                <text:p text:id="'g=4'.B46:'g=4'.F46">0.0993303571428571</text:p>
              </table:table-cell>
              <table:table-cell office:value-type="float" office:value="0.921767142199724">
                <text:p>0.921767142199724</text:p>
              </table:table-cell>
              <table:table-cell office:value-type="float" office:value="1.11869170055011">
                <text:p>1.118691700550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47:'g=4'.A47">mpi_8</text:p>
              </table:table-cell>
              <table:table-cell office:value-type="float" office:value="0.120759837177748">
                <text:p text:id="'g=4'.B47:'g=4'.F47">0.120759837177748</text:p>
              </table:table-cell>
              <table:table-cell office:value-type="float" office:value="1.6499176276771">
                <text:p>1.6499176276771</text:p>
              </table:table-cell>
              <table:table-cell office:value-type="float" office:value="1.68216148174789">
                <text:p>1.682161481747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48:'g=4'.A48">mpi_16</text:p>
              </table:table-cell>
              <table:table-cell office:value-type="float" office:value="1.#NAN">
                <text:p text:id="'g=4'.B48:'g=4'.F4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49:'g=4'.A49">mpi_32</text:p>
              </table:table-cell>
              <table:table-cell office:value-type="float" office:value="1.#NAN">
                <text:p text:id="'g=4'.B49:'g=4'.F4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50:'g=4'.A50">mpi_64</text:p>
              </table:table-cell>
              <table:table-cell office:value-type="float" office:value="1.#NAN">
                <text:p text:id="'g=4'.B50:'g=4'.F5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 style:data-style-name="N0">
      <style:graphic-properties draw:fill-color="#7e0021"/>
      <style:text-properties fo:font-size="6pt" style:font-size-asian="6pt" style:font-size-complex="6pt"/>
    </style:style>
    <style:style style:name="ch15" style:family="chart" style:data-style-name="N0"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71cm" svg:height="13.232cm" xlink:href=".." chart:class="chart:bar" chart:style-name="ch1">
        <chart:title svg:x="7.417cm" svg:y="0.265cm" chart:style-name="ch2">
          <text:p>Speedup Balanced MPI</text:p>
        </chart:title>
        <chart:legend chart:legend-position="end" svg:x="16.142cm" svg:y="4.87cm" chart:style-name="ch3"/>
        <chart:plot-area chart:style-name="ch4" table:cell-range-address="'g=4'.A66:'g=4'.F72" chart:data-source-has-labels="both" svg:x="0.581cm" svg:y="1.032cm" svg:width="15.171cm" svg:height="11.609cm">
          <chart:axis chart:dimension="x" chart:name="primary-x" chart:style-name="ch5">
            <chart:title svg:x="6.653cm" svg:y="12.253cm" chart:style-name="ch6">
              <text:p>Number of elements</text:p>
            </chart:title>
            <chart:categories table:cell-range-address="'g=4'.B66:'g=4'.F66"/>
          </chart:axis>
          <chart:axis chart:dimension="y" chart:name="primary-y" chart:style-name="ch7">
            <chart:title svg:x="0.392cm" svg:y="7.357cm" chart:style-name="ch8">
              <text:p>Speedup</text:p>
            </chart:title>
            <chart:grid chart:style-name="ch9" chart:class="major"/>
          </chart:axis>
          <chart:series chart:style-name="ch10" chart:values-cell-range-address="'g=4'.B67:'g=4'.F67" chart:label-cell-address="'g=4'.A67:'g=4'.A67" chart:class="chart:bar">
            <chart:data-point chart:repeated="5"/>
          </chart:series>
          <chart:series chart:style-name="ch11" chart:values-cell-range-address="'g=4'.B68:'g=4'.F68" chart:label-cell-address="'g=4'.A68:'g=4'.A68" chart:class="chart:bar">
            <chart:data-point chart:repeated="5"/>
          </chart:series>
          <chart:series chart:style-name="ch12" chart:values-cell-range-address="'g=4'.B69:'g=4'.F69" chart:label-cell-address="'g=4'.A69:'g=4'.A69" chart:class="chart:bar">
            <chart:data-point chart:repeated="5"/>
          </chart:series>
          <chart:series chart:style-name="ch13" chart:values-cell-range-address="'g=4'.B70:'g=4'.F70" chart:label-cell-address="'g=4'.A70:'g=4'.A70" chart:class="chart:bar">
            <chart:data-point chart:repeated="5"/>
          </chart:series>
          <chart:series chart:style-name="ch14" chart:values-cell-range-address="'g=4'.B71:'g=4'.F71" chart:label-cell-address="'g=4'.A71:'g=4'.A71" chart:class="chart:bar">
            <chart:data-point chart:repeated="5"/>
          </chart:series>
          <chart:series chart:style-name="ch15" chart:values-cell-range-address="'g=4'.B72:'g=4'.F72" chart:label-cell-address="'g=4'.A72:'g=4'.A72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g=4'.B66:'g=4'.F66">2¹¹</text:p>
              </table:table-cell>
              <table:table-cell office:value-type="string">
                <text:p>2¹⁵</text:p>
              </table:table-cell>
              <table:table-cell office:value-type="string">
                <text:p>2¹⁹</text:p>
              </table:table-cell>
              <table:table-cell office:value-type="string">
                <text:p>2²³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 text:id="'g=4'.A67:'g=4'.A67">seq</text:p>
              </table:table-cell>
              <table:table-cell office:value-type="float" office:value="1">
                <text:p text:id="'g=4'.B67:'g=4'.F67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'g=4'.A68:'g=4'.A68">mpi.bal_4</text:p>
              </table:table-cell>
              <table:table-cell office:value-type="float" office:value="0.0883813306852036">
                <text:p text:id="'g=4'.B68:'g=4'.F68">0.0883813306852036</text:p>
              </table:table-cell>
              <table:table-cell office:value-type="float" office:value="0.882378854625551">
                <text:p>0.882378854625551</text:p>
              </table:table-cell>
              <table:table-cell office:value-type="float" office:value="0.645783714749232">
                <text:p>0.645783714749232</text:p>
              </table:table-cell>
              <table:table-cell office:value-type="float" office:value="1.#NAN">
                <text:p>1.#NAN</text:p>
              </table:table-cell>
              <table:table-cell office:value-type="float" office:value="1.37175181279538">
                <text:p>1.37175181279538</text:p>
              </table:table-cell>
            </table:table-row>
            <table:table-row>
              <table:table-cell office:value-type="string">
                <text:p text:id="'g=4'.A69:'g=4'.A69">mpi.bal_8</text:p>
              </table:table-cell>
              <table:table-cell office:value-type="float" office:value="0.0285165011214354">
                <text:p text:id="'g=4'.B69:'g=4'.F69">0.0285165011214354</text:p>
              </table:table-cell>
              <table:table-cell office:value-type="float" office:value="0.441286627010355">
                <text:p>0.441286627010355</text:p>
              </table:table-cell>
              <table:table-cell office:value-type="float" office:value="1.85164291369755">
                <text:p>1.85164291369755</text:p>
              </table:table-cell>
              <table:table-cell office:value-type="float" office:value="1.00635591344863">
                <text:p>1.00635591344863</text:p>
              </table:table-cell>
              <table:table-cell office:value-type="float" office:value="2.01803882324263">
                <text:p>2.01803882324263</text:p>
              </table:table-cell>
            </table:table-row>
            <table:table-row>
              <table:table-cell office:value-type="string">
                <text:p text:id="'g=4'.A70:'g=4'.A70">mpi.bal_16</text:p>
              </table:table-cell>
              <table:table-cell office:value-type="float" office:value="1.#NAN">
                <text:p text:id="'g=4'.B70:'g=4'.F7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71:'g=4'.A71">mpi.bal_32</text:p>
              </table:table-cell>
              <table:table-cell office:value-type="float" office:value="1.#NAN">
                <text:p text:id="'g=4'.B71:'g=4'.F7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g=4'.A72:'g=4'.A72">mpi.bal_64</text:p>
              </table:table-cell>
              <table:table-cell office:value-type="float" office:value="1.#NAN">
                <text:p text:id="'g=4'.B72:'g=4'.F7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